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.186cm" table:align="left"/>
    </style:style>
    <style:style style:name="Tabla1.A" style:family="table-column">
      <style:table-column-properties style:column-width="1.24cm"/>
    </style:style>
    <style:style style:name="Tabla1.B" style:family="table-column">
      <style:table-column-properties style:column-width="1.946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6.101cm" table:align="left"/>
    </style:style>
    <style:style style:name="Tabla2.A" style:family="table-column">
      <style:table-column-properties style:column-width="2.404cm"/>
    </style:style>
    <style:style style:name="Tabla2.B" style:family="table-column">
      <style:table-column-properties style:column-width="3.697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6.498cm" table:align="left"/>
    </style:style>
    <style:style style:name="Tabla3.A" style:family="table-column">
      <style:table-column-properties style:column-width="1.134cm"/>
    </style:style>
    <style:style style:name="Tabla3.B" style:family="table-column">
      <style:table-column-properties style:column-width="5.364cm"/>
    </style:style>
    <style:style style:name="Tabla3.A1" style:family="table-cell">
      <style:table-cell-properties style:vertical-align="middle"/>
    </style:style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Table_20_Contents">
      <style:paragraph-properties fo:margin-top="0cm" fo:margin-bottom="0cm" loext:contextual-spacing="false" fo:text-align="end" style:justify-single-word="false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fo:language="en" fo:country="US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7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05666400243_20"/>Reto semana 1: Entendiendo los sentimientos de Groot</text:h>
      <text:p text:style-name="P4">El lenguaje de Groot es muy complicado para expresar todo lo que quiere decir. </text:p>
      <text:p text:style-name="P4">Los sentimientos tienen n capas:</text:p>
      <text:list xml:id="list3557821932" text:style-name="L1">
        <text:list-item>
          <text:p text:style-name="P5">Si n = 1, el sentimiento será "I am it", </text:p>
        </text:list-item>
        <text:list-item>
          <text:p text:style-name="P7">si n = 2 es "I am that I groot it", </text:p>
        </text:list-item>
        <text:list-item>
          <text:p text:style-name="P7">si n = 3 es "I am that I groot that I am it",</text:p>
        </text:list-item>
        <text:list-item>
          <text:p text:style-name="P7">y así sucesivamente.</text:p>
        </text:list-item>
      </text:list>
      <text:p text:style-name="P4"><text:span text:style-name="T1">Entrada:</text:span> La cantidad n de capas</text:p>
      <text:p text:style-name="P4"><text:span text:style-name="T1">Salida:</text:span> Muestre la frase que Groot está tratando de decir.</text:p>
      <text:p text:style-name="P6">Ejemplo 1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Input   </text:p>
          </table:table-cell>
          <table:table-cell table:style-name="Tabla1.A1" office:value-type="string">
            <text:p text:style-name="P2">Output       </text:p>
          </table:table-cell>
        </table:table-row>
        <table:table-row>
          <table:table-cell table:style-name="Tabla1.A1" office:value-type="string">
            <text:p text:style-name="P2"> 1</text:p>
          </table:table-cell>
          <table:table-cell table:style-name="Tabla1.A1" office:value-type="string">
            <text:p text:style-name="P2">I am it</text:p>
          </table:table-cell>
        </table:table-row>
      </table:table>
      <text:p text:style-name="P4">Ejemplo 2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Input              </text:p>
          </table:table-cell>
          <table:table-cell table:style-name="Tabla2.A1" office:value-type="string">
            <text:p text:style-name="P2">Output</text:p>
          </table:table-cell>
        </table:table-row>
        <table:table-row>
          <table:table-cell table:style-name="Tabla2.A1" office:value-type="string">
            <text:p text:style-name="P2">2</text:p>
          </table:table-cell>
          <table:table-cell table:style-name="Tabla2.A1" office:value-type="string">
            <text:p text:style-name="P3">I am that I groot it</text:p>
          </table:table-cell>
        </table:table-row>
      </table:table>
      <text:p text:style-name="P4">Ejemplo 3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Input  </text:p>
          </table:table-cell>
          <table:table-cell table:style-name="Tabla3.A1" office:value-type="string">
            <text:p text:style-name="P2">Output</text:p>
          </table:table-cell>
        </table:table-row>
        <table:table-row>
          <table:table-cell table:style-name="Tabla3.A1" office:value-type="string">
            <text:p text:style-name="P2">3</text:p>
          </table:table-cell>
          <table:table-cell table:style-name="Tabla3.A1" office:value-type="string">
            <text:p text:style-name="P3">I am that I groot that I am it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entury Gothic" svg:font-family="'Century Gothic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1:26:51.998094259</meta:creation-date>
    <dc:date>2020-11-17T21:27:41.209708425</dc:date>
    <meta:editing-duration>PT49S</meta:editing-duration>
    <meta:editing-cycles>2</meta:editing-cycles>
    <meta:generator>LibreOffice/6.4.6.2$Linux_X86_64 LibreOffice_project/40$Build-2</meta:generator>
    <meta:document-statistic meta:table-count="3" meta:image-count="0" meta:object-count="0" meta:page-count="1" meta:paragraph-count="25" meta:word-count="118" meta:character-count="549" meta:non-whitespace-character-count="428"/>
  </office:meta>
</office:document-meta>
</file>